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.8021in" fo:margin-left="-0.0208in" fo:margin-top="0in" fo:margin-bottom="0in" table:align="left" style:writing-mode="page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0.718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B2" style:family="table-cell" style:data-style-name="N10129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1">
      <style:text-properties officeooo:rsid="001216d2" officeooo:paragraph-rsid="001216d2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12b1cc" officeooo:paragraph-rsid="0012b1cc"/>
    </style:style>
    <style:style style:name="P6" style:family="paragraph" style:parent-style-name="Text_20_body">
      <style:text-properties officeooo:rsid="0013608c" officeooo:paragraph-rsid="0013608c"/>
    </style:style>
    <style:style style:name="T1" style:family="text">
      <style:text-properties officeooo:rsid="0011c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tie</text:p>
      <text:h text:style-name="P1" text:outline-level="1">Analiza</text:h>
      <text:p text:style-name="P5">Varianta secventiala este cea mai rapida.</text:p>
      <text:p text:style-name="P6">Variantele multi-threaded obtin timpi similari, insa cea mai optima configuratie pare sa fie cea cu 4 thread-uri reader, si 4 thread-uri worker.</text:p>
      <text:h text:style-name="Heading_20_1" text:outline-level="1">Tabel rulari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configuration</text:p>
          </table:table-cell>
          <table:table-cell table:style-name="Table1.A1" office:value-type="string">
            <text:p text:style-name="P4">time<text:span text:style-name="T1"> (seconds)</text:span></text:p>
          </table:table-cell>
        </table:table-row>
        <table:table-row table:style-name="Table1.1">
          <table:table-cell table:style-name="Table1.A2" office:value-type="string">
            <text:p text:style-name="P2">sequential</text:p>
          </table:table-cell>
          <table:table-cell table:style-name="Table1.B2" office:value-type="float" office:value="0.002464759">
            <text:p text:style-name="P3">0.0025</text:p>
          </table:table-cell>
        </table:table-row>
        <table:table-row table:style-name="Table1.1">
          <table:table-cell table:style-name="Table1.A2" office:value-type="string">
            <text:p text:style-name="P2">p_r=4,p_w=2</text:p>
          </table:table-cell>
          <table:table-cell table:style-name="Table1.B2" office:value-type="float" office:value="0.01501049">
            <text:p text:style-name="P3">0.0150</text:p>
          </table:table-cell>
        </table:table-row>
        <table:table-row table:style-name="Table1.1">
          <table:table-cell table:style-name="Table1.A2" office:value-type="string">
            <text:p text:style-name="P2">p_r=4,p_w=4</text:p>
          </table:table-cell>
          <table:table-cell table:style-name="Table1.B2" office:value-type="float" office:value="0.01283164">
            <text:p text:style-name="P3">0.0128</text:p>
          </table:table-cell>
        </table:table-row>
        <table:table-row table:style-name="Table1.1">
          <table:table-cell table:style-name="Table1.A2" office:value-type="string">
            <text:p text:style-name="P2">p_r=4,p_w=12</text:p>
          </table:table-cell>
          <table:table-cell table:style-name="Table1.B2" office:value-type="float" office:value="0.01591456">
            <text:p text:style-name="P3">0.0159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129" number:language="en" number:country="US">
      <number:number number:decimal-places="4" number:min-decimal-places="4" number:min-integer-digits="1" number:grouping="true"/>
    </number:number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15:46.874321141</meta:creation-date>
    <meta:generator>LibreOffice/7.5.7.1$Linux_X86_64 LibreOffice_project/50$Build-1</meta:generator>
    <dc:date>2023-12-06T17:20:41.380555961</dc:date>
    <meta:editing-duration>PT4M53S</meta:editing-duration>
    <meta:editing-cycles>5</meta:editing-cycles>
    <meta:document-statistic meta:table-count="1" meta:image-count="0" meta:object-count="0" meta:page-count="1" meta:paragraph-count="15" meta:word-count="43" meta:character-count="311" meta:non-whitespace-character-count="283"/>
  </office:meta>
</office:document-meta>
</file>